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10000024C9A64DD9299462930.png" manifest:media-type="image/png"/>
  <manifest:file-entry manifest:full-path="Pictures/1000000000000008000000085ACB6A2F74EF98A6.png" manifest:media-type="image/png"/>
  <manifest:file-entry manifest:full-path="Pictures/10000000000000080000000896BA12C440381E16.png" manifest:media-type="image/png"/>
  <manifest:file-entry manifest:full-path="Pictures/1000000000000020000000204B249CA79A42C6D7.png" manifest:media-type="image/png"/>
  <manifest:file-entry manifest:full-path="Pictures/100000000000000800000008B0BE7AAD9E94A6C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18cm" svg:stroke-color="#00a933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svg:stroke-color="#ffaa95" draw:fill="none" draw:textarea-vertical-align="middle"/>
    </style:style>
    <style:style style:name="gr4" style:family="graphic" style:parent-style-name="objectwithoutfill">
      <style:graphic-properties svg:stroke-width="0.018cm" svg:stroke-color="#00a933" draw:marker-start-width="0.227cm" draw:marker-end-width="0.227cm" draw:fill="hatch" draw:fill-color="#729fcf" draw:fill-hatch-name="Green_20_60_20_Degrees" draw:opacity="65%" draw:textarea-vertical-align="middle" fo:padding-top="0.134cm" fo:padding-bottom="0.134cm" fo:padding-left="0.259cm" fo:padding-right="0.259cm"/>
    </style:style>
    <style:style style:name="gr5" style:family="graphic" style:parent-style-name="standard">
      <style:graphic-properties draw:stroke="solid" svg:stroke-color="#ff4000" draw:fill="solid" draw:fill-color="#ffd8ce" draw:opacity="40%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hatch" draw:fill-color="#729fcf" draw:fill-hatch-name="Green_20_60_20_Degrees" draw:opacity="65%"/>
      <style:paragraph-properties fo:text-align="center"/>
    </style:style>
    <style:style style:name="P4" style:family="paragraph">
      <loext:graphic-properties draw:fill="solid" draw:fill-color="#ffd8ce" draw:opacity="4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74cm" svg:height="4.977cm" svg:x="7.607cm" svg:y="11.481cm">
          <draw:image xlink:href="Pictures/10000000000002F10000024C9A64DD9299462930.png" xlink:type="simple" xlink:show="embed" xlink:actuate="onLoad" draw:mime-type="image/png">
            <text:p/>
          </draw:image>
        </draw:frame>
        <draw:polygon draw:style-name="gr2" draw:text-style-name="P2" draw:layer="layout" svg:width="1.302cm" svg:height="1.749cm" draw:transform="rotate (1.2915436464758) translate (2.14902248572891cm 3.10459899611824cm)" svg:viewBox="0 0 1303 1750" draw:points="958,0 1226,0 1301,286 1181,446 1303,643 1248,885 1041,894 962,1217 745,1382 536,1603 395,1750 162,1681 0,1420 175,1277 433,1138 505,853 643,538 696,288 845,146 913,71">
          <text:p/>
        </draw:polygon>
        <draw:polygon draw:style-name="gr3" draw:text-style-name="P2" draw:layer="layout" svg:width="1.967cm" svg:height="2.057cm" draw:transform="rotate (0.0591666616426078) translate (-2.13266750497006cm 2.43168931612833cm)" svg:viewBox="0 0 1968 2058" draw:points="181,0 722,0 826,101 1045,86 1295,281 1444,414 1401,588 1613,774 1742,1046 1822,1228 1914,1467 1968,1696 1849,1901 1483,2021 1264,2058 1043,2030 959,1901 919,1698 866,1507 663,1350 480,1219 342,1052 206,839 68,611 0,434 63,215 45,154">
          <text:p/>
        </draw:polygon>
        <draw:polygon draw:style-name="gr3" draw:text-style-name="P2" draw:layer="layout" svg:width="2.354cm" svg:height="2.527cm" draw:transform="rotate (0.0935496479068961) translate (-2.52741127025441cm 2.19028416712144cm)" svg:viewBox="0 0 2355 2528" draw:points="367,0 902,0 1107,48 1473,178 1657,337 1848,525 1953,722 2062,1045 2145,1251 2258,1630 2355,1961 2328,2172 2196,2364 1975,2468 1710,2528 1384,2526 1096,2495 898,2384 795,2162 680,1839 564,1641 302,1365 160,1150 39,805 0,433 26,124 232,8">
          <text:p/>
        </draw:polygon>
        <draw:polygon draw:style-name="gr4" draw:text-style-name="P3" draw:layer="layout" svg:width="1.302cm" svg:height="1.749cm" draw:transform="rotate (1.2915436464758) translate (2.15002248572891cm 3.10559899611824cm)" svg:viewBox="0 0 1303 1750" draw:points="958,0 1226,0 1301,286 1181,446 1303,643 1248,885 1041,894 962,1217 745,1382 536,1603 395,1750 162,1681 0,1420 175,1277 433,1138 505,853 643,538 696,288 845,146 913,71">
          <text:p/>
        </draw:polygon>
        <draw:path draw:style-name="gr5" draw:text-style-name="P4" draw:layer="layout" svg:width="2.669cm" svg:height="2.765cm" svg:x="1.895cm" svg:y="1.366cm" svg:viewBox="0 0 2670 2766" svg:d="M1256 390l327 115 106 231 164 270 187 245 116 274 154 298-92 303-125 178-313 97-327-87-86-255-82-202-250-168-246-207-231-116-115-182-120-193-48-231 43-240 212-188 351-43 168 48 154-260-322-77-337 43-260 106-163 145-121 264v298l77 289 207 265 154 216 173 125 198 96 312 260 106 289 116 264 336 49 294 57 264-125 236-183 173-389 24-255-91-313-101-313-274-332-140-255-260-259-221-149-216-97-226-24-82 270zM1679 260l5 24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hatch draw:name="Black_20_180_20_Degrees_20_Crossed" draw:display-name="Black 180 Degrees Crossed" draw:style="double" draw:color="#000000" draw:distance="0.102cm" draw:rotation="1800"/>
    <draw:hatch draw:name="Green_20_60_20_Degrees" draw:display-name="Green 60 Degrees" draw:style="single" draw:color="#00a933" draw:distance="0.203cm" draw:rotation="600"/>
    <draw:hatch draw:name="Red_20_-45_20_Degrees_20_Triple" draw:display-name="Red -45 Degrees Triple" draw:style="triple" draw:color="#ff0000" draw:distance="0.305cm" draw:rotation="1350"/>
    <draw:hatch draw:name="Red_20_90_20_Degrees_20_Crossed_20_1" draw:display-name="Red 90 Degrees Crossed 1" draw:style="single" draw:color="#3465a4" draw:distance="0.02cm" draw:rotation="0"/>
    <draw:fill-image draw:name="_35__20_Percent" draw:display-name="5 Percent" xlink:href="Pictures/100000000000000800000008B0BE7AAD9E94A6C1.png" xlink:type="simple" xlink:show="embed" xlink:actuate="onLoad"/>
    <draw:fill-image draw:name="Bitmap_20_1" draw:display-name="Bitmap 1" xlink:href="Pictures/1000000000000020000000204B249CA79A42C6D7.png" xlink:type="simple" xlink:show="embed" xlink:actuate="onLoad"/>
    <draw:fill-image draw:name="Diagonal_20_Brick" draw:display-name="Diagonal Brick" xlink:href="Pictures/10000000000000080000000896BA12C440381E16.png" xlink:type="simple" xlink:show="embed" xlink:actuate="onLoad"/>
    <draw:fill-image draw:name="Zig_20_Zag" draw:display-name="Zig Zag" xlink:href="Pictures/1000000000000008000000085ACB6A2F74EF98A6.png" xlink:type="simple" xlink:show="embed" xlink:actuate="onLoad"/>
    <draw:fill-image draw:name="background" xlink:href="Pictures/10000000000002F10000024C9A64DD9299462930.png" xlink:type="simple" xlink:show="embed" xlink:actuate="onLoad"/>
    <draw:marker draw:name="Arrow" svg:viewBox="0 0 20 30" svg:d="M10 0l-10 30h20z"/>
    <draw:marker draw:name="Arrow_20_short" draw:display-name="Arrow short" svg:viewBox="0 7 20 13" svg:d="M0 20l10-13 10 13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7 20 13" svg:d="M0 20l10-13 10 13z"/>
    <draw:marker draw:name="Arrowheads_20_5" draw:display-name="Arrowheads 5" svg:viewBox="0 826 1131 754" svg:d="M566 826l-566 754 114-85 136-68 148-46 161-17 161 13 153 46 140 68 118 89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158466" draw:marker-end="Arrow_20_short" draw:marker-end-width="0.152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.35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6-09T11:44:36.128419323</dc:date>
    <meta:editing-duration>PT22M40S</meta:editing-duration>
    <meta:editing-cycles>4</meta:editing-cycles>
    <meta:generator>LibreOffice/7.1.4.2$Linux_X86_64 LibreOffice_project/10$Build-2</meta:generator>
    <meta:document-statistic meta:object-count="6"/>
  </office:meta>
</office:document-meta>
</file>